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55000001E01BEC4A274B171065.jpg" manifest:media-type="image/jpeg"/>
  <manifest:file-entry manifest:full-path="Pictures/1000000000000355000001E0EF8F0DF42D2DB9F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StdN" svg:font-family="'ヒラギノ角ゴ Std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丸ゴ ProN" svg:font-family="'ヒラギノ丸ゴ ProN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2.98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2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3.72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3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096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8.541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6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4.838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gr7" style:family="graphic" style:parent-style-name="standard">
      <style:graphic-properties svg:stroke-width="0.035cm" svg:stroke-color="#ff0000" draw:marker-start-width="0.252cm" draw:marker-end="" draw:marker-end-width="0.252cm" svg:stroke-opacity="100%" draw:fill="solid" draw:fill-color="#ccffff" draw:opacity="85%" draw:textarea-horizontal-align="justify" draw:textarea-vertical-align="middle" draw:auto-grow-height="false" fo:min-height="1.94cm" fo:min-width="9.652cm" fo:padding-top="0.142cm" fo:padding-bottom="0.142cm" fo:padding-left="0.267cm" fo:padding-right="0.267cm" fo:wrap-option="no-wrap" draw:shadow="hidden" draw:shadow-offset-x="0.071cm" draw:shadow-offset-y="0.071cm" draw:shadow-color="#ffffcc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ccffff" draw:opacity="85%"/>
      <style:paragraph-properties fo:text-align="center"/>
      <style:text-properties fo:color="#ff0000" style:font-name="メイリオ" fo:font-size="16pt" style:font-name-asian="メイリオ" style:font-size-asian="16pt" style:font-size-complex="16pt"/>
    </style:style>
    <style:style style:name="P3" style:family="paragraph">
      <loext:graphic-properties draw:fill-color="#ffffff"/>
    </style:style>
    <style:style style:name="T1" style:family="text">
      <style:text-properties fo:color="#ff0000" style:font-name="メイリオ" fo:font-size="16pt" style:font-name-asian="メイリオ" style:font-size-asian="16pt" style:font-size-complex="16pt"/>
    </style:style>
    <style:style style:name="T2" style:family="text">
      <style:text-properties fo:font-variant="normal" fo:text-transform="none" fo:color="#ff0000" style:text-outline="false" style:text-line-through-style="none" style:text-line-through-type="none" style:font-name="メイリオ" fo:font-size="16pt" fo:font-style="normal" fo:text-shadow="none" style:text-underline-style="none" fo:font-weight="normal" style:letter-kerning="true" style:font-name-asian="メイリオ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2" draw:layer="layout" svg:width="3.8cm" svg:height="2.4cm" svg:x="16.8cm" svg:y="3.8cm">
          <text:p text:style-name="P1"><text:span text:style-name="T1">タッチ</text:span></text:p>
          <text:p text:style-name="P1"><text:span text:style-name="T1">Touch</text:span></text:p>
          <draw:enhanced-geometry svg:viewBox="0 0 21600 21600" draw:mirror-horizontal="false" draw:mirror-vertical="false" draw:text-areas="800 800 20800 20800" draw:type="round-rectangular-callout" draw:modifiers="4108.60299921073 -18757.1845064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6cm" svg:height="2.4cm" svg:x="0.6cm" svg:y="2.8cm">
          <text:p text:style-name="P1"><text:span text:style-name="T1">チップ番号</text:span></text:p>
          <text:p text:style-name="P1"><text:span text:style-name="T1">Chip number</text:span></text:p>
          <draw:enhanced-geometry svg:viewBox="0 0 21600 21600" draw:mirror-horizontal="false" draw:mirror-vertical="false" draw:text-areas="800 800 20800 20800" draw:type="round-rectangular-callout" draw:modifiers="17867.7678765486 -19440.8996251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10.4cm" svg:height="2.4cm" svg:x="16.8cm" svg:y="9.2cm">
          <text:p text:style-name="P1"><text:span text:style-name="T1">スプライト画像を描いてみよう！</text:span></text:p>
          <text:p text:style-name="P1"><text:span text:style-name="T1">Let's draw some sprite images!</text:span></text:p>
          <draw:enhanced-geometry svg:viewBox="0 0 21600 21600" draw:mirror-horizontal="false" draw:mirror-vertical="false" draw:text-areas="800 800 20800 20800" draw:type="round-rectangular-callout" draw:modifiers="-1920.96913758292 -11353.2694710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5" draw:text-style-name="P2" draw:layer="layout" svg:width="9.8cm" svg:height="2.4cm" svg:x="16.8cm" svg:y="4cm">
          <text:p text:style-name="P1"><text:span text:style-name="T1">絵の左上をタッチ</text:span></text:p>
          <text:p text:style-name="P1"><text:span text:style-name="T2">Touch the top left of the picture</text:span></text:p>
          <draw:enhanced-geometry svg:viewBox="0 0 21600 21600" draw:mirror-horizontal="false" draw:mirror-vertical="false" draw:text-areas="800 800 20800 20800" draw:type="round-rectangular-callout" draw:modifiers="3151.51515151515 -20250.5622657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.6cm" svg:height="2.4cm" svg:x="0.6cm" svg:y="2.8cm">
          <text:p text:style-name="P1"><text:span text:style-name="T1">チップ番号</text:span></text:p>
          <text:p text:style-name="P1"><text:span text:style-name="T1">Chip number</text:span></text:p>
          <draw:enhanced-geometry svg:viewBox="0 0 21600 21600" draw:mirror-horizontal="false" draw:mirror-vertical="false" draw:text-areas="800 800 20800 20800" draw:type="round-rectangular-callout" draw:modifiers="17867.7678765486 -19440.89962515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>
        <draw:custom-shape draw:style-name="gr6" draw:text-style-name="P2" draw:layer="layout" svg:width="5.8cm" svg:height="2.4cm" svg:x="18cm" svg:y="4.4cm">
          <text:p text:style-name="P1"><text:span text:style-name="T1">ドラッグで選択</text:span></text:p>
          <text:p text:style-name="P1"><text:span text:style-name="T1">Drag to select</text:span></text:p>
          <draw:enhanced-geometry svg:viewBox="0 0 21600 21600" draw:mirror-horizontal="false" draw:mirror-vertical="false" draw:text-areas="800 800 20800 20800" draw:type="round-rectangular-callout" draw:modifiers="2692.08757110843 -18757.1845064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11cm" svg:height="2.4cm" svg:x="5cm" svg:y="2.2cm">
          <text:p text:style-name="P1"><text:span text:style-name="T1">選択領域の位置とサイズ</text:span></text:p>
          <text:p text:style-name="P1"><text:span text:style-name="T1">Position and size of the selected area</text:span></text:p>
          <draw:enhanced-geometry svg:viewBox="0 0 21600 21600" draw:mirror-horizontal="false" draw:mirror-vertical="false" draw:text-areas="800 800 20800 20800" draw:type="round-rectangular-callout" draw:modifiers="19173.1660758113 -13737.27613494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StdN" svg:font-family="'ヒラギノ角ゴ StdN'" style:font-pitch="variable"/>
    <style:font-face style:name="メイリオ" svg:font-family="メイリオ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ヒラギノ丸ゴ ProN" svg:font-family="'ヒラギノ丸ゴ ProN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fill-image draw:name="Bitmap_20_1" draw:display-name="Bitmap 1" xlink:href="Pictures/1000000000000355000001E0EF8F0DF42D2DB9F5.jpg" xlink:type="simple" xlink:show="embed" xlink:actuate="onLoad"/>
    <draw:fill-image draw:name="background" xlink:href="Pictures/1000000000000355000001E01BEC4A274B17106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41:32.405103645</meta:creation-date>
    <dc:date>2020-04-17T09:05:10.479199650</dc:date>
    <meta:editing-duration>PT15H21M20S</meta:editing-duration>
    <meta:editing-cycles>34</meta:editing-cycles>
    <meta:generator>LibreOffice/6.2.8.2$MacOSX_X86_64 LibreOffice_project/f82ddfca21ebc1e222a662a32b25c0c9d20169ee</meta:generator>
    <meta:document-statistic meta:object-count="34"/>
  </office:meta>
</office:document-meta>
</file>